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nux Libertine O" officeooo:rsid="0035cc64" officeooo:paragraph-rsid="004107b8"/>
    </style:style>
    <style:style style:name="P2" style:family="paragraph" style:parent-style-name="Standard">
      <style:text-properties style:font-name="Linux Libertine O" officeooo:rsid="0035cc64" officeooo:paragraph-rsid="003fff47"/>
    </style:style>
    <style:style style:name="P3" style:family="paragraph" style:parent-style-name="Standard">
      <style:text-properties style:font-name="Linux Libertine O" officeooo:rsid="0035cc64" officeooo:paragraph-rsid="0041c510"/>
    </style:style>
    <style:style style:name="P4" style:family="paragraph" style:parent-style-name="Standard">
      <style:text-properties style:font-name="Linux Libertine O" officeooo:rsid="00365ccf" officeooo:paragraph-rsid="002dda6f"/>
    </style:style>
    <style:style style:name="P5" style:family="paragraph" style:parent-style-name="Standard">
      <style:text-properties style:font-name="Linux Libertine O" officeooo:rsid="0045121a" officeooo:paragraph-rsid="00461e13"/>
    </style:style>
    <style:style style:name="P6" style:family="paragraph" style:parent-style-name="Standard">
      <style:text-properties style:font-name="Linux Libertine O" officeooo:rsid="00470ad8" officeooo:paragraph-rsid="00470ad8"/>
    </style:style>
    <style:style style:name="P7" style:family="paragraph" style:parent-style-name="Standard">
      <style:text-properties style:font-name="Linux Libertine O" officeooo:rsid="00471064" officeooo:paragraph-rsid="00471064"/>
    </style:style>
    <style:style style:name="P8" style:family="paragraph" style:parent-style-name="Standard">
      <style:text-properties style:font-name="Linux Libertine O" officeooo:rsid="00471064" officeooo:paragraph-rsid="0048484a"/>
    </style:style>
    <style:style style:name="P9" style:family="paragraph" style:parent-style-name="Standard">
      <style:text-properties style:font-name="Linux Libertine O" officeooo:rsid="00471064" officeooo:paragraph-rsid="004a1a9a"/>
    </style:style>
    <style:style style:name="P10" style:family="paragraph" style:parent-style-name="Standard">
      <style:text-properties style:font-name="Linux Libertine O" officeooo:rsid="0048484a" officeooo:paragraph-rsid="0048484a"/>
    </style:style>
    <style:style style:name="P11" style:family="paragraph" style:parent-style-name="Heading">
      <style:text-properties officeooo:paragraph-rsid="003fff47"/>
    </style:style>
    <style:style style:name="P12" style:family="paragraph" style:parent-style-name="Standard">
      <style:text-properties officeooo:paragraph-rsid="0043f50f"/>
    </style:style>
    <style:style style:name="P13" style:family="paragraph" style:parent-style-name="Standard">
      <style:text-properties officeooo:paragraph-rsid="004107b8"/>
    </style:style>
    <style:style style:name="P14" style:family="paragraph" style:parent-style-name="Standard">
      <style:text-properties officeooo:rsid="00470ad8" officeooo:paragraph-rsid="00470ad8"/>
    </style:style>
    <style:style style:name="P15" style:family="paragraph" style:parent-style-name="Standard">
      <style:text-properties officeooo:paragraph-rsid="004a1a9a"/>
    </style:style>
    <style:style style:name="P16" style:family="paragraph" style:parent-style-name="Standard">
      <style:text-properties style:font-name="Linux Libertine O" officeooo:rsid="0043f50f" officeooo:paragraph-rsid="0043f50f"/>
    </style:style>
    <style:style style:name="P17" style:family="paragraph" style:parent-style-name="Standard">
      <style:text-properties style:font-name="Linux Libertine O" officeooo:rsid="0048484a" officeooo:paragraph-rsid="0048484a"/>
    </style:style>
    <style:style style:name="P18" style:family="paragraph" style:parent-style-name="Heading_20_1">
      <style:text-properties officeooo:paragraph-rsid="003fff47"/>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3f50f"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0ad8" style:font-name-asian="Noto Sans CJK SC Regular" style:font-size-asian="14pt" style:font-weight-asian="bold" style:font-name-complex="FreeSans1" style:font-size-complex="14pt" style:font-weight-complex="bold"/>
    </style:style>
    <style:style style:name="T4" style:family="text">
      <style:text-properties style:font-name="Linux Libertine O"/>
    </style:style>
    <style:style style:name="T5" style:family="text">
      <style:text-properties style:font-name="Linux Libertine O" officeooo:rsid="0043f50f"/>
    </style:style>
    <style:style style:name="T6" style:family="text">
      <style:text-properties style:font-name="Linux Libertine O" officeooo:rsid="00470ad8"/>
    </style:style>
    <style:style style:name="T7" style:family="text">
      <style:text-properties style:font-name="Linux Libertine O" officeooo:rsid="004107b8"/>
    </style:style>
    <style:style style:name="T8" style:family="text">
      <style:text-properties style:font-name="Linux Libertine O" officeooo:rsid="00471064"/>
    </style:style>
    <style:style style:name="T9" style:family="text">
      <style:text-properties style:font-name="Linux Libertine O" officeooo:rsid="004a1a9a"/>
    </style:style>
    <style:style style:name="T10" style:family="text">
      <style:text-properties style:font-name="Linux Libertine O" officeooo:rsid="004a525a"/>
    </style:style>
    <style:style style:name="T11" style:family="text">
      <style:text-properties fo:color="#004586" loext:opacity="100%" style:font-name="Linux Libertine O" fo:font-size="18.2000007629395pt" fo:font-weight="bold" officeooo:rsid="0043f50f" style:font-name-asian="Noto Sans CJK SC Regular" style:font-size-asian="18.2000007629395pt" style:font-weight-asian="bold" style:font-name-complex="FreeSans1" style:font-size-complex="18.2000007629395pt" style:font-weight-complex="600"/>
    </style:style>
    <style:style style:name="T12" style:family="text">
      <style:text-properties fo:color="#004586" loext:opacity="100%" style:font-name="Linux Libertine O" fo:font-size="18.2000007629395pt" fo:font-weight="bold" officeooo:rsid="002e3001" style:font-name-asian="Noto Sans CJK SC Regular" style:font-size-asian="18.2000007629395pt" style:font-weight-asian="bold" style:font-name-complex="FreeSans1" style:font-size-complex="18.2000007629395pt" style:font-weight-complex="600"/>
    </style:style>
    <style:style style:name="T13" style:family="text">
      <style:text-properties fo:color="#004586" loext:opacity="100%" style:font-name="Linux Libertine O" fo:font-size="18.2000007629395pt" fo:font-weight="bold" officeooo:rsid="00470ad8" style:font-name-asian="Noto Sans CJK SC Regular" style:font-size-asian="18.2000007629395pt" style:font-weight-asian="bold" style:font-name-complex="FreeSans1" style:font-size-complex="18.2000007629395pt" style:font-weight-complex="600"/>
    </style:style>
    <style:style style:name="T14" style:family="text">
      <style:text-properties officeooo:rsid="0048484a"/>
    </style:style>
    <style:style style:name="T15" style:family="text">
      <style:text-properties officeooo:rsid="004a1a9a"/>
    </style:style>
    <style:style style:name="T16" style:family="text">
      <style:text-properties officeooo:rsid="004a525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11">Ca</text:span><text:span text:style-name="T13">rrot and harissa rice</text:span><text:span text:style-name="T11"> </text:span><text:span text:style-name="T12">(</text:span><text:span text:style-name="T13">3</text:span><text:span text:style-name="T12"> portions; </text:span><text:span text:style-name="T13">1h 15mi</text:span><text:span text:style-name="T12">n)</text:span></text:h>
      <text:p text:style-name="P12"><text:span text:style-name="T6">Adapted from</text:span><text:span text:style-name="T5">: </text:span><text:a xlink:type="simple" xlink:href="https://www.bbcgoodfood.com/recipes/spiced-carrot-chickpea-almond-pilaf" text:style-name="Internet_20_link" text:visited-style-name="Visited_20_Internet_20_Link"><text:span text:style-name="T5">https://www.bbcgoodfood.com/recipes/spiced-carrot-chickpea-almond-pilaf</text:span></text:a></text:p>
      <text:p text:style-name="P16"/>
      <text:p text:style-name="P11"><text:span text:style-name="T1">For </text:span><text:span text:style-name="T2">the prep</text:span></text:p>
      <text:p text:style-name="P6">350-<text:span text:style-name="T15">400</text:span>g carrots</text:p>
      <text:p text:style-name="P6">3 large red or white onions</text:p>
      <text:p text:style-name="P1"/>
      <text:p text:style-name="P1"/>
      <text:p text:style-name="P14"><text:span text:style-name="T4">Scrub and roughly grate the carrot, and dice the onions </text:span><text:span text:style-name="T8">smallish</text:span><text:span text:style-name="T4">. </text:span><text:span text:style-name="T8">These are annoying and somewhat fiddly jobs.</text:span></text:p>
      <text:p text:style-name="P4"/>
      <text:p text:style-name="P11"><text:span text:style-name="T1">For </text:span><text:span text:style-name="T2">the </text:span><text:span text:style-name="T3">cook</text:span></text:p>
      <text:p text:style-name="P13"><text:span text:style-name="T10">3</text:span><text:span text:style-name="T7"> tbsp olive oil</text:span></text:p>
      <text:p text:style-name="P3"/>
      <text:p text:style-name="P7"><text:span text:style-name="T16">5</text:span> <text:span text:style-name="T16">tsp</text:span> rose harissa</text:p>
      <text:p text:style-name="P7">400g brown rice</text:p>
      <text:p text:style-name="P15"><text:span text:style-name="T6">850ml </text:span><text:span text:style-name="T9">hot water</text:span></text:p>
      <text:p text:style-name="P15"><text:span text:style-name="T8">2 stock cubes </text:span><text:span text:style-name="T9">or pots</text:span></text:p>
      <text:p text:style-name="P6"/>
      <text:p text:style-name="P7">400g chickpeas</text:p>
      <text:p text:style-name="P10">100g sultanas or similar</text:p>
      <text:p text:style-name="P7">80g flaked almonds</text:p>
      <text:p text:style-name="P2"/>
      <text:p text:style-name="P5"/>
      <text:p text:style-name="P9">Heat the oil <text:span text:style-name="T15">in a large pot </text:span>and fry the onions on high heat for 10min. <text:span text:style-name="T15">Boil the kettle and make the stock.</text:span></text:p>
      <text:p text:style-name="P9"/>
      <text:p text:style-name="P9">Add the carrot, harissa, and rice. <text:span text:style-name="T14">H</text:span>eat through for a couple of minutes, <text:span text:style-name="T14">mixing along the way.</text:span></text:p>
      <text:p text:style-name="P9"><text:span text:style-name="T14">Pour in the stock, mix </text:span><text:span text:style-name="T15">well </text:span><text:span text:style-name="T14">again. Bring to the boil then cover and simmer for 2</text:span><text:span text:style-name="T15">5</text:span><text:span text:style-name="T14"> minutes.</text:span></text:p>
      <text:p text:style-name="P8"/>
      <text:p text:style-name="P10">Drain and rinse the chickpeas, and stir in along with the sultanas. Cover and simmer for another 10 min or until the rice is soft and the liquid is just about all absorbed.</text:p>
      <text:p text:style-name="P10"/>
      <text:p text:style-name="P10">Turn off the heat and leave to sit for 5 min, then dish up and sprinkle with almonds.</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7:58:55.853779383</dc:date>
    <meta:editing-duration>PT2H5S</meta:editing-duration>
    <meta:editing-cycles>46</meta:editing-cycles>
    <meta:generator>LibreOffice/7.3.7.2$Linux_X86_64 LibreOffice_project/30$Build-2</meta:generator>
    <meta:document-statistic meta:table-count="0" meta:image-count="0" meta:object-count="0" meta:page-count="1" meta:paragraph-count="20" meta:word-count="180" meta:character-count="996" meta:non-whitespace-character-count="836"/>
  </office:meta>
</office:document-meta>
</file>